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0cm" fo:margin-right="3cm" fo:margin-top="0cm" fo:margin-bottom="0cm" style:contextual-spacing="false" fo:line-height="0.15cm" fo:text-indent="0cm" style:auto-text-indent="false" style:page-number="auto" fo:background-color="transparent" style:writing-mode="lr-tb"/>
      <style:text-properties fo:font-size="4pt" fo:font-weight="normal" officeooo:paragraph-rsid="001daac5" style:font-size-asian="4pt" style:font-size-complex="4pt"/>
    </style:style>
    <style:style style:name="P2" style:family="paragraph" style:parent-style-name="Text_20_body">
      <loext:graphic-properties draw:fill="none"/>
      <style:paragraph-properties fo:margin-left="0cm" fo:margin-right="3cm" fo:margin-top="0cm" fo:margin-bottom="0cm" style:contextual-spacing="false" fo:line-height="0.15cm" fo:text-indent="0cm" style:auto-text-indent="false" fo:background-color="transparent" style:writing-mode="lr-tb"/>
      <style:text-properties fo:font-size="4pt" fo:font-weight="normal" officeooo:paragraph-rsid="001daac5" style:font-size-asian="4pt" style:font-size-complex="4pt"/>
    </style:style>
    <style:style style:name="P3" style:family="paragraph" style:parent-style-name="Text_20_body">
      <loext:graphic-properties draw:fill="none"/>
      <style:paragraph-properties fo:margin-left="0cm" fo:margin-right="3cm" fo:line-height="0.15cm" fo:text-indent="0cm" style:auto-text-indent="false" fo:background-color="transparent"/>
      <style:text-properties fo:font-size="4pt" style:font-size-asian="4pt" style:font-size-complex="4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officeooo:rsid="001bc8df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2e78c631-7fff-a4d6-443b-2fba79a624b2"/><text:span text:style-name="T1">1.</text:span><text:span text:style-name="T2"> </text:span><text:span text:style-name="T3">Пусть (Ω,ℬ,𝑃)  - вероятностное пр-во. Случайной величиной X будем называть отображение: X: Ω-&gt;R. Функцией распр.я вероятностей СВ 𝑋 наз-ся отображение: 𝐹_𝑋: R→R, определенное правилом: 𝐹_𝑋(𝑥) = 𝑃{𝑋 &lt; 𝑥}. Свойства: 1) ∀𝑥∈R: 0≤𝐹(𝑥)≤1; 2) если 𝑥1≤𝑥2, то 𝐹(𝑥1)≤𝐹(𝑥2), т.е. 𝐹 является неубывающей функцией; 3) lim(𝑥→−∞) 𝐹(𝑥) =0, lim(𝑥→+∞) 𝐹(𝑥) =1; 4) 𝑃{𝑥1≤𝑋&lt;𝑥2} = 𝐹(𝑥2)−𝐹(𝑥1); 5) lim(𝑥→𝑥0−) 𝐹(𝑥) = 𝐹(𝑥0), т.е. 𝐹 непрерывна слева в каждой точке. </text:span><text:span text:style-name="T1">2.</text:span><text:span text:style-name="T2"> </text:span><text:span text:style-name="T3">СВ наз-ся дискретной, если она принимает конечное или счетное мн-во значений. Закон распр.я ДСВ принимающей конечное мн-во значений можно задать с помощью таблицы вида: {X|𝑥1|𝑥2| ... |𝑥𝑛|; 𝑃|𝑝1|𝑝2| ... |𝑝𝑛|}. Здесь 𝑝𝑖= 𝑃{𝑋 = 𝑥𝑖}, 𝑖=1,𝑛. Такая таблица наз-ся рядом распр.я ДСВ 𝑋. СВ 𝑋 наз-ся непрерывной, если сущ. ф-я: 𝑓: R→R такая, что функцию СВ 𝑋 можно представить в виде: ∀𝑥∈R : 𝐹(𝑥) = ∫︀(𝑥,−∞) 𝑓_𝑋(𝑡) 𝑑𝑡. При этом 𝑓 наз-ся функцией плотности распр.я вероятностей СВ 𝑋. </text:span><text:span text:style-name="T1">3.</text:span><text:span text:style-name="T2"> </text:span><text:span text:style-name="T3">СВ 𝑋 наз-ся непрерывной, если сущ. ф-я: 𝑓: R→R такая, что функцию СВ 𝑋 можно представить в виде: ∀𝑥∈R: 𝐹(𝑥) = ∫︀(𝑥,−∞) 𝑓_𝑋(𝑡) 𝑑𝑡. Свойства: 1) 𝑓(𝑥)≥0, 𝑥∈R; 2) 𝑃{𝑥1≤𝑋&lt;𝑥2} = ∫︀(𝑥2,𝑥1) 𝑓(𝑥) 𝑑𝑥; 3) ∫︀(+∞,−∞) 𝑓(𝑥) 𝑑𝑥 =1 (условие нормировки); 4) Если ∆𝑥 мало, а 𝑥0 - точка непрерывности функции 𝑓, то 𝑃{𝑥0≤𝑋&lt;𝑥0+𝛿𝑥} ≈ 𝑓(𝑥0)∆𝑥; 5) Если 𝑋 - НСВ, то для любого, наперед заданного 𝑥0: 𝑃{𝑋=𝑥0} =0. </text:span><text:span text:style-name="T1">4.</text:span><text:span text:style-name="T2"> </text:span><text:span text:style-name="T3">Пусть: 1) (Ω,ℬ,𝑃) - вероятностное пр-во; 2. СВ 𝑋1(𝑤), ..., 𝑋𝑛(𝑤) заданы на этом вероятностном пр-ве. n-мерным сл.ным вектором (n-мерной сл.ной величиной) наз-ся кортеж 𝑋⃗ = (𝑋1(𝑤), ..., 𝑋𝑛(𝑤)). При этом, СВ 𝑋𝑖(𝑤) наз-ся i-ой координатой вектора 𝑋⃗ . Св-ва (n=2): 1) 0≤ 𝐹(𝑥1,𝑥2) ≤1; 2) а) при фиксированном 𝑥2 ф-я 𝐹(𝑥1,𝑥2) как ф-я переменной 𝑥1 является неубывающей; б) —//— 𝑥1 —//— 𝑥2 —//—; 3) lim(𝑥1→−∞) 𝐹(𝑥1,𝑥2) = lim(𝑥2→−∞) 𝐹(𝑥1,𝑥2) =0; 4) lim(𝑥1→+∞, 𝑥2→+∞) 𝐹(𝑥1,𝑥2)=1; 5) lim(𝑥1→+∞, 𝑥2=𝑐𝑜𝑛𝑠𝑡) 𝐹(𝑥1,𝑥2) = 𝐹_𝑋2 (𝑥2), lim(𝑥1=𝑐𝑜𝑛𝑠𝑡, 𝑥2→+∞) 𝐹(𝑥1,𝑥2) = 𝐹_𝑋1 (𝑥1); 6) 𝑃 {𝑎1≤𝑋1&lt;𝑏1, 𝑎2≤𝑋2&lt;𝑏2} = 𝐹(𝑏1,𝑏2) − 𝐹(𝑎1,𝑏2) − 𝐹(𝑏1, 𝑎2) + 𝐹(𝑎1,𝑎2); 7) а) при фикс. 𝑥2 ф-я 𝐹(𝑥1,𝑥2) как ф-я переменной </text:span><text:span text:style-name="T4">x</text:span><text:span text:style-name="T3">1 является непрерывной во всех точках; б) —//— </text:span><text:span text:style-name="T4">x</text:span><text:span text:style-name="T3">1 —//— </text:span><text:span text:style-name="T4">x</text:span><text:span text:style-name="T3">2 —//—. </text:span><text:span text:style-name="T1">5. </text:span><text:span text:style-name="T3">Случайный вектор 𝑋⃗= (𝑋1, ..., 𝑋𝑛) наз-ся дискретным, если каждая из сл.ных величин 𝑋𝑖 =1,𝑛 является дискретной. Пусть: 1) (𝑋,𝑌) – двумерный сл.ный дискретный вектор; 2) будем считать, что 𝑋 и 𝑌 принимают конечное мн-во значений: 𝑋∈ {𝑥1, ..., 𝑥𝑚}, 𝑌∈ {𝑦1, ..., 𝑦𝑛}. Это означает, что сл.ный вектор (𝑋,𝑌) может принимать значения (𝑥𝑖,𝑦𝑖), 𝑖=1,𝑚, 𝑗=1,𝑛. Закон распр.я такого вида задают с использованием таблицы: {_|𝑦1| … |𝑦𝑗| ... |𝑦𝑛|𝑃_𝑋; 𝑥1|𝑝11| ... |𝑝1𝑗| ... 𝑝1𝑛|𝑃_𝑋1|; …; 𝑥𝑖|𝑝𝑖1| ... |𝑝𝑖𝑗| ... |𝑝𝑖𝑛|𝑃_𝑋𝑖; …; 𝑥𝑚|𝑝𝑚1| ... |𝑝𝑚𝑗| ... |𝑝𝑚𝑛|𝑃_𝑋𝑚; 𝑃_𝑌| 𝑃_𝑌1| ... |𝑃_𝑌𝑗| ... |𝑃_𝑌𝑛|1} Случайный вектор 𝑋⃗= (𝑋1, ..., 𝑋𝑛) наз-ся непрерывным, если сущ. ф-я 𝑓(𝑥1, ..., 𝑥𝑛): 𝐹(𝑥1, ..., 𝑥𝑛) = ∫︀(𝑥1,−∞) 𝑑𝑡1 ·...· ∫︀(𝑥𝑛,−∞) 𝑓(𝑡1, ..., 𝑡𝑛) 𝑑𝑡𝑛, где 𝐹 – ф-я распр.я вектора (𝑋1, ..., 𝑋𝑛). ф-я 𝑓(𝑥1, ..., 𝑥𝑛) = 𝛿^𝑛 𝐹(𝑥1,...,𝑥𝑛) / 𝛿𝑥1·...·𝛿𝑥𝑛 наз-ся (совместной) плотностью распр.я вероятностей. </text:span><text:span text:style-name="T1">6. </text:span><text:span text:style-name="T3">См. п5. Св-ва (n=2): 1) 𝑓(𝑥1,𝑥2)≥0; 2) 𝑃 {𝑎1≤𝑋1&lt;𝑏1, 𝑎2≤𝑋2&lt;𝑏2} = ∫︀(𝑏1,𝑎1) 𝑑𝑥1 · ∫︀(𝑏2,𝑎2) 𝑓(𝑥1,𝑥2) 𝑑𝑥2; 3) ∫︀∫︀(R) 𝑓(𝑥1,𝑥2) 𝑑𝑥1𝑑𝑥2 =1; 4) 𝑃 {𝑥1≤ 𝑋1&lt; 𝑥1+∆𝑥1, 𝑥2≤𝑋2&lt; 𝑥2+∆𝑥2} ≈ 𝑓(𝑥1,𝑥2)·∆𝑥1·∆𝑥2, если (𝑥1, 𝑥2) – точки непрерывности; 5) Для любого, наперед заданного (𝑥1^∘ , 𝑥2^∘): 𝑃{(𝑋1,𝑋2) = (𝑥1^∘ , 𝑥2^∘)} =0, если (𝑋1,𝑋2) – непрерывный сл.ный вектор; 6) 𝑃{(𝑋1,𝑋2)∈𝐷} = ∫︀∫︀(𝐷) 𝑓(𝑥1,𝑥2) 𝑑𝑥1𝑑𝑥2; 7) 𝑓_𝑋1 (𝑥1) = ∫︀(+∞,−∞) 𝑓(𝑥1,𝑥2) 𝑑𝑥2, 𝑓_𝑋2 (𝑥2) = ∫︀(+∞,−∞) 𝑓(𝑥1,𝑥2) 𝑑𝑥1, где 𝑓_𝑋𝑖 (𝑥𝑖) – ф-я (частная, маргинальная) плотности распр.я вероятностей СВ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7.</text:span><text:span text:style-name="T2"> </text:span><text:span text:style-name="T3">СВ 𝑋 и 𝑌 наз-ся независимыми, если 𝐹(𝑥, 𝑦) = 𝐹_𝑋(𝑥)·𝐹_𝑌(𝑦), где 𝐹 – совместная ф-я распр.я сл.ных величин 𝑋 и 𝑌, 𝐹_𝑋, 𝐹_𝑌 – маргинальные функции распр.я сл.ных величин 𝑋 и 𝑌. Св-ва: 1) СВ 𝑋 и 𝑌 независимы ⇐⇒ для любых 𝑥,𝑦 ∈R события {𝑋&lt;𝑥} и {𝑌&lt;𝑦} независимы; 2) СВ 𝑋 и 𝑌 независимы ⇐⇒ для любых 𝑥1,𝑥2 ∈R, 𝑦1,𝑦2 ∈R события {𝑥1≤𝑋&lt;𝑥2} и {𝑦1≤𝑌&lt;𝑦2} независимы; 3) СВ 𝑋 и 𝑌 независимы ⇐⇒ для любых 𝑀1,𝑀2, события {𝑋∈𝑀1} и {𝑌∈𝑀2} независимы, где 𝑀1 и 𝑀2 – промежутки или объединения промежутков в R; 4) если 𝑋 и 𝑌 – непрерывные СВ, то 𝑋 и 𝑌 – независимы ⇐⇒ 𝑝𝑖𝑗 ≡ 𝑃_𝑋(𝑖) 𝑃_𝑌(𝑗), где 𝑝𝑖𝑗 = 𝑃{(𝑋,𝑌) = (𝑥𝑖,𝑦𝑖)}, 𝑃_𝑋(𝑖) = 𝑃{𝑋=𝑥𝑖}, 𝑃_𝑌(𝑗) = 𝑃{𝑌=𝑦𝑗}; 5) если 𝑋 и 𝑌 – непрерывные СВ, то 𝑋 и 𝑌 – независимы ⇐⇒ 𝑓(𝑥,𝑦) ≡ 𝑓_𝑋(𝑥) 𝑓_𝑌(𝑦), где 𝑓 – совместная плотность распр.я 𝑋 и 𝑌 (равносильно функции плотности распр.я сл.ного вектора (𝑋,𝑌)), 𝑓_𝑋 и 𝑓_𝑌 – маргинальные плотности распр.я сл.ных величин 𝑋 и 𝑌 соответственно. СВ 𝑋1, ..., 𝑋𝑛 заданные на одном вероятностном пространстве наз-ся: 1) попарно независимыми, если 𝑋𝑖 и 𝑋𝑗 независимы для любых 𝑖,𝑗 ∈{1,...,𝑛}; 2. независимы в совокупности, если 𝐹(𝑥1,...,𝑥𝑛) ≡ 𝐹_𝑋1(𝑥1)·...·𝐹_𝑋𝑛(𝑥𝑛), где 𝐹 – ф-я распр.я сл.ного вектора (𝑋1,...,𝑋𝑛), 𝐹_𝑋𝑖 , 𝑖=1,𝑛 – маргинальная ф-я распр.я СВ 𝑋𝑖. </text:span><text:span text:style-name="T1">8. </text:span><text:span text:style-name="T3">Условное распределение сл.ного вектора (𝑋,𝑌) описывает распределение одной из сл.ных величин (или их совокупности) при фиксированном значении другой. Случай дискретного сл.ного вектора Пусть выполняются следующие условия. 1) (𝑋,𝑌) – дискретный сл.ный вектор; 2) 𝑋∈ {𝑥1,...,𝑥𝑚}, 𝑌∈ {𝑦1,...,𝑦𝑛}; 3) 𝑝𝑖𝑗= 𝑃{(𝑋,𝑌) = (𝑥𝑖, 𝑦𝑖)}, 𝑖=1,𝑚, 𝑗=1,𝑛. 𝑃_𝑋𝑖= 𝑃{𝑋=𝑥𝑖}, 𝑖=1,𝑚 𝑃_𝑌𝑗= 𝑃{𝑌=𝑦𝑗}, 𝑗=1,𝑛; 4) Известно, что 𝑌=𝑦𝑗 для некоторого фиксированного 𝑗. Тогда 𝑃{𝑋=𝑥𝑖 | 𝑌=𝑦𝑗} = (из определения условной вероятности) = 𝑃({𝑋=𝑥𝑖} ∩ {𝑌=𝑦𝑗}) / 𝑃(𝑌=𝑦𝑗) = 𝑃((𝑋,𝑌) = (𝑥𝑖, 𝑦𝑗)) / 𝑃(𝑌=𝑦𝑗) = 𝑝𝑖𝑗 / 𝑃_𝑌. Условная вероятность того, что СВ 𝑌 приняла значение 𝑦𝑗 при условии 𝑋=𝑥𝑖 определяется аналогично. Набор вероятностей 𝑃{𝑋=𝑥𝑖 | 𝑌=𝑦𝑗}, 𝑖=1,𝑚 для данного фиксированного 𝑗 наз-ся условным распределением СВ 𝑋 при условии 𝑌=𝑦𝑗 (аналогично для СВ 𝑌 при условии 𝑋=𝑥𝑖 для данного фиксированного 𝑖). </text:span><text:span text:style-name="T1">9.</text:span><text:span text:style-name="T2"> </text:span><text:span text:style-name="T3">См. п7. 1) Пусть (𝑋,𝑌) – двумерный сл.ный вектор. Тогда следующие условия эквивалентны: 𝑋, 𝑌 – независимые; 𝐹_𝑋(𝑥|𝑌=𝑦) ≡ 𝐹_𝑋(𝑥) для всех 𝑦, в которых определена 𝐹_𝑋(𝑥|𝑌=𝑦); 𝐹_𝑌 (𝑦|𝑋=𝑥) ≡ 𝐹𝑌 (𝑦) для всех 𝑥, в которых определена 𝐹_𝑌(𝑦|𝑋=𝑥). 2) Если (𝑋,𝑌) – непрерывный сл.ный вектор, то следующие условия эквивалентны: 𝑋,𝑌 – независимые; 𝑓_𝑋(𝑥|𝑌=𝑦) ≡ 𝑓_𝑋(𝑥) для всех 𝑦, в которых определена 𝑓_𝑋(𝑥|𝑌=𝑦); 𝑓_𝑌(𝑦|𝑋=𝑥) ≡ 𝑓_𝑌(𝑦) для всех 𝑥, в которых определена 𝑓_𝑌(𝑦|𝑋=𝑥). 3) Если (𝑋,𝑌) – дискретный сл.ный вектор (𝑋∈ {𝑥1,...,𝑥𝑚}, 𝑌∈ {𝑦1,...,𝑦𝑛}), то след. утверждения эквивалентны: 𝑋,𝑌 – независимые; 𝑃{𝑋=𝑥𝑖|𝑌=𝑦𝑗} ≡ 𝑃{𝑋=𝑥𝑖} для всех 𝑗=1,𝑛; 𝑃{𝑌=𝑦𝑗 |𝑋=𝑥𝑖} ≡ 𝑃{𝑌=𝑦𝑗} для всех 𝑖=1,𝑚. </text:span><text:span text:style-name="T1">10.</text:span><text:span text:style-name="T2"> </text:span><text:span text:style-name="T3">Скалярная ф-я от одномерной СВ: Пусть: 1) 𝑋 – некоторая СВ. 2) 𝜙: R→R Тогда 𝜙(𝑋)=𝑌 — некоторая СВ, она же ф-я СВ. Случай ДСВ: Пусть 𝑋 – ДСВ, имеющая ряд распр.я {X|𝑥1|𝑥2| ... |𝑥𝑛; 𝑃|𝑝1|𝑝2| ... |𝑝𝑛} где 𝑝𝑖 = 𝑃{𝑋=𝑥𝑖}, 𝑖=1,𝑛. Тогда 𝜙(𝑋)=𝑌 – также ДСВ. При этом 𝑌 принимает значения 𝜙(𝑥1), 𝜙(𝑥2), ..., 𝜙(𝑥𝑛). Ряд распр.я 𝑌 выглядит следующим образом: {𝑌|𝜙(𝑥1)| ... |𝜙(𝑥𝑛); 𝑃|𝑝1|𝑝2| ... |𝑝𝑛} где 𝑝𝑖 = 𝑃{𝑌=𝜙(𝑥𝑖)}, 𝑖=1,𝑛. Если в этой таблице некоторые из значений 𝜙(𝑥𝑖) совпадают, то соответствующие столбцы нужно объединить, приписав этому значению суммарную вероятность. Если 𝑋 – НСВ, то в зависимости от функции 𝜙, СВ 𝑌=𝜙(𝑋) может быть как непрерывной сл.ной величиной, так и дискретной или смешанного типа. Пусть 1) 𝑋 – НСВ. 2) 𝜙: R→R. 3) 𝜙 монотонна и непрерывно дифференцируема. 4) 𝜓 – ф-я, обратная к 𝜙 (так как 𝜙 – монотонная, то сущ. 𝜓 = 𝜙^𝑃 −1). 5) 𝑌=𝜙(𝑋). Тогда: 1) 𝑌 также является непрерывной сл.ной величиной. 2) Плотность вероятности 𝑓_𝑌(𝑦) задается следующим образом: 𝑓_𝑌(𝑦) = 𝑓_𝑋(𝜓(𝑦)) ·|𝜓′ (𝑦)|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11.</text:span><text:span text:style-name="T2"> </text:span><text:span text:style-name="T3">Скалярные функции сл.ного вектора: Пусть: 1. (𝑋1, 𝑋2) – двумерный сл.ный вектор. 2. 𝜙: R^2→R. 3) 𝑌=𝜙(𝑋1,𝑋2) – некоторая одномерная СВ. Случай непрерывного сл.ного вектора Если (𝑋1, 𝑋2) – непрерывный сл.ный вектор, то функцию распр.я СВ 𝑌 = 𝜙(𝑋1, 𝑋2) можно найти по формуле: 𝐹_𝑌(𝑦) = ∫︁∫︁(𝐷(𝑦)) 𝑓(𝑥1,𝑥2) 𝑑𝑥1𝑑𝑥2, где 𝑓 – совместная плотность распр.я сл.ных величин 𝑋1 и 𝑋2, 𝐷(𝑦) = {(𝑥1, 𝑥2): 𝜙(𝑥1,𝑥2)&lt;𝑦}. Доказательство: 𝐹_𝑌(𝑦) = 𝑃{𝑌&lt;𝑦} = 𝑃{(𝑋1,𝑋2)∈𝐷(𝑦)} = ∫︀∫︀(𝐷(𝑦)) 𝑓(𝑥1,𝑥2) 𝑑𝑥1𝑑𝑥2. </text:span><text:span text:style-name="T1">12.</text:span><text:span text:style-name="T2"> </text:span><text:span text:style-name="T3">Пусть есть двумерный сл.ный вектор (𝑋1,𝑋2), и: 1) (𝑋1,𝑋2) – непрерывный сл.ный вектор; 2) 𝑋1,𝑋2 – независимы; 3) 𝑌=𝑋1+𝑋2; 4) 𝑓(𝑥1,𝑥2) – совместная плотность распр.я. Тогда 𝑓_𝑌(𝑦) = ∫︀(+∞,−∞) 𝑓_𝑋1(𝑥1) 𝑓_𝑋2(𝑦−𝑥1) 𝑑𝑥1 – ф-я свертки. Доказательство. 𝐹𝑌 (𝑦) = 𝑃{𝑌 &lt; 𝑦} = 𝑃{𝑋1 + 𝑋2 &lt; 𝑦} = ∫︀ ∫︀𝐷(𝑦) 𝑓(𝑥1, 𝑥2) 𝑑𝑥1 𝑑𝑥2 = ∫︀(+∞,−∞) 𝑑𝑥1 ∫︀(𝑦−𝑥1,−∞) 𝑓(𝑥1, 𝑥2) 𝑑𝑥2 = |𝑥1,𝑥2– независимы, 𝑓(𝑥1,𝑥2) = 𝑓_𝑋1(𝑥1) 𝑓_𝑋2(𝑥2)|= ∫︀(+∞,−∞) 𝑑𝑥1 𝑓_𝑋1(𝑥1) ∫︀(𝑦−𝑥1,−∞) 𝑓_𝑋2(𝑥2) 𝑑𝑥2 = ∫︀(+∞,−∞) 𝑑𝑥1 𝑓_𝑋1(𝑥1) 𝐹_𝑋2(𝑦−𝑥1). Продиффруем: 𝑓_𝑌(𝑦)=𝑑/𝑑𝑦 (𝐹_𝑌(𝑦)) = [∫︀(+∞,−∞) 𝑓_𝑋1(𝑥1) 𝐹_𝑋2(𝑦−𝑥1) 𝑑𝑥1]′ = |𝑑/𝑑𝑦 (𝐹_𝑋2(𝑦−𝑥1)) = 𝑓_𝑋2(𝑦−𝑥1)| = ∫︀(+∞,−∞) 𝑓_𝑋1(𝑥1) 𝑓_𝑋2(𝑦−𝑥1) 𝑑𝑥1. </text:span><text:span text:style-name="T1">13.</text:span><text:span text:style-name="T2"> </text:span><text:span text:style-name="T3">Пусть 𝑋 – ДСВ. Мат. ожидание (среднее значение) СВ 𝑋: 𝑀[𝑋]= ∑︀(𝑖) 𝑥𝑖 𝑝𝑖, где 𝑝𝑖=𝑃{𝑋=𝑥𝑖}, 𝑖 пробегает все номера эл-ов конечного мн-ва значений СВ. Пусть 𝑋 – НСВ, 𝑓_𝑋(𝑥) – плотность распр.я. Мат. ожидание (среднее значение) СВ 𝑋: 𝑀[𝑋]=∫(+∞,−∞) 𝑥𝑓(𝑥) 𝑑𝑥. Свойства: 1) 𝑋 – СВ, 𝜙: R→R: 𝑀[𝜙(𝑋)] = ∑︀(𝑖) 𝜙(𝑥𝑖)𝑝𝑖, если 𝑋 – ДСВ; 𝑀[𝜙(𝑋)] = ∫︀(+∞,−∞) 𝜙(𝑥)𝑓(𝑥) 𝑑𝑥, если 𝑋 – НСВ, 𝑓(𝑥) – плотность; 2) 𝑋⃗=(𝑋1,𝑋2) – сл.ный вектор, 𝜙: R^2→R, 𝑌= 𝜙(𝑋1,𝑋2). 𝑝𝑖𝑗 = 𝑃𝑖{(𝑋1,𝑋2) = (𝑥1𝑖, 𝑥2𝑗)}: 𝑀[𝜙(𝑋1,𝑋2)] = ∑︀(𝑖,𝑗) 𝜙(𝑥1𝑖, 𝑥2𝑗 )𝑝𝑖𝑗 , если 𝑋⃗ – дискретный вектор; 𝑀[𝜙(𝑋1,𝑋2)] = ∫︀(+∞,−∞) ∫︀(+∞,−∞) 𝜙(𝑥1,𝑥2) 𝑓(𝑥1,𝑥2) 𝑑𝑥1 𝑑𝑥2, где 𝑓(𝑥1,𝑥2) – совместная плотность непрерывного сл.ного вектора 𝑋⃗. </text:span><text:span text:style-name="T1">14. </text:span><text:span text:style-name="T3">Дисперсией СВ 𝑋 наз-ся 𝐷𝑋 = 𝑀[(𝑋−𝑚)^2], где 𝑚=𝑀𝑋. Если 𝑋 – ДСВ, то 𝐷𝑋=∑︀(𝑖) (𝑥𝑖−𝑚)^2 𝑝𝑖, где 𝑝𝑖=𝑃{𝑋=𝑥𝑖}. Если 𝑋 – НСВ, то 𝐷𝑋 = ∫︀(+∞,−∞) (𝑥−𝑚)^2 𝑓(𝑥) 𝑑𝑥, где 𝑓 – ф-я плотности СВ 𝑋. Свойства: 1) для любого сл.ного вектора 𝑋: 𝐷𝑋≥0; 2) если 𝑃{𝑋=𝑥0} =1, то 𝐷𝑋=0; 3) 𝐷[𝑎𝑋+𝑏] =𝑎^2 𝐷𝑋, 𝑎,𝑏=𝑐𝑜𝑛𝑠𝑡; 4) 𝐷[𝑋] = 𝑀[𝑋^2] − (𝑀𝑋)^2; 5) если 𝑋1, 𝑋2 – независимые СВ, то 𝐷[𝑋1+𝑋2] = 𝐷[𝑋1]+𝐷[𝑋2]. Мех. смысл дисперсии: дисперсия является моментом инерции вероятностной массы отн-но точки 𝑚=𝑀𝑋, т.е. характеризует «разброс» вероятностной массы отн-но мат. ожидания этой СВ. Чем больше 𝐷, тем больше «разброс». </text:span><text:span text:style-name="T1">15.</text:span><text:span text:style-name="T2"> </text:span><text:span text:style-name="T3">Пусть 𝑋 – СВ. Моментом 𝑘-ого порядка (𝑘-м моментом, 𝑘-м начальным моментом) СВ 𝑋 наз-ся число 𝑚𝑘 = 𝑀[𝑋^𝑘]. Если 𝑋 – ДСВ, то 𝑚_𝑘 = | 𝑀[𝜙(𝑥)] = ∑︀𝑖 𝜙(𝑥𝑖)𝑝𝑖 | = ∑︀𝑖 𝑥𝑖^k 𝑝𝑖. Если 𝑋 – НСВ, то 𝑚_𝑘 = ∫︀(+∞,−∞) 𝑥^𝑘 𝑓(𝑥) 𝑑𝑥. Центральным моментом 𝑘-ого порядка СВ 𝑋 наз-ся число (𝑚_𝑘)^∘ = 𝑀[(𝑋−𝑀𝑋)^𝑘]. Если 𝑋 – ДСВ, то (𝑚_𝑘)^∘= ∑︀𝑖 (𝑥𝑖−𝑀𝑋)^𝑘𝑝𝑖 . Если 𝑋 – НСВ, то (𝑚_𝑘)^∘ = ∫︀(+∞,−∞) (𝑥−𝑀𝑋)^𝑘 𝑓(𝑥) 𝑑𝑥. 𝑚2^∘ = 𝐷𝑋, 𝑚1^∘ =0. Мат. ожидание СВ совпадает с моментом первого порядка. Дисперсия совпадает с центральным моментом 2-го порядка. Пусть 𝑋 - СВ, 𝛼∈(0,1). Квантилью уровня 𝛼 СВ 𝑋 называют число 𝑞_𝛼, для которого: 𝑃{𝑋&lt;𝑞_𝛼} ≤𝛼, 𝑃{𝑋&gt;𝑞_𝛼} ≤1−𝛼. Медианой СВ 𝑋 наз-ся ее квантиль уровня 1/2. </text:span><text:span text:style-name="T1">16.</text:span><text:span text:style-name="T2"> </text:span><text:span text:style-name="T3">Ковариация является числовой хар-кой сл.ного вектора. Пусть (𝑋1,𝑋2) – двумерный сл.ный вектор. СВ 𝑋1 и 𝑋2 наз-ся число 𝑐𝑜𝑣(𝑋1,𝑋2) = 𝑀[(𝑋1−𝑚1) (𝑋2−𝑚2)], где 𝑚𝑖=𝑀𝑋𝑖, 𝑖=1,2. Если 𝑋1, 𝑋2 - дискретный СВ, то 𝑐𝑜𝑣(𝑋1,𝑋2) = ∑︀(𝑖1,𝑖2) (𝑥1,𝑖1 −𝑚1) (𝑥2,𝑖2 −𝑚2) 𝑝𝑖1𝑖2, где 𝑝𝑖1𝑖2 = 𝑃{(𝑋1,𝑋2) = (𝑥1,𝑖1, 𝑥2,𝑖2)}. Если 𝑋1, 𝑋2 - непрерывные СВ, то 𝑐𝑜𝑣(𝑋1,𝑋2) = ∫︀∫︀(R) (𝑥1−𝑚1) (𝑥2−𝑚2) 𝑓(𝑥1,𝑥2) 𝑑𝑥1 𝑑𝑥2, где 𝑓 – совместная плотность распр.я 𝑋1 и 𝑋2. Свойства: 1) 𝐷[𝑋+𝑌]= 𝐷𝑋+𝐷𝑌 + 2𝑐𝑜𝑣(𝑋,𝑌); 2) 𝑐𝑜𝑣(𝑋,𝑋) =𝐷𝑋; 3) если 𝑋, 𝑌 – независимы, то 𝑐𝑜𝑣(𝑋,𝑌)=0. Обратное не верно; 4) 𝑐𝑜𝑣(𝑎1𝑋 + 𝑏1, 𝑎2𝑌 + 𝑏2) = 𝑎1𝑎2𝑐𝑜𝑣(𝑋,𝑌); 5) |𝑐𝑜𝑣(𝑋,𝑌)|≤√𝐷𝑋·𝐷𝑌 , причем |𝑐𝑜𝑣(𝑋,𝑌)| = √𝐷𝑋·𝐷𝑌 ≡ СВ 𝑋 и 𝑌 связаны линейной зависимостью; 6) 𝑐𝑜𝑣(𝑋,𝑌)= 𝑀[𝑋𝑌] − (𝑀𝑋)(𝑀𝑌).</text:span></text:p>
      <text:p text:style-name="P3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04:16:51.927517414</meta:creation-date>
    <dc:date>2024-12-27T04:35:55.563582789</dc:date>
    <meta:editing-duration>PT8M35S</meta:editing-duration>
    <meta:editing-cycles>2</meta:editing-cycles>
    <meta:generator>LibreOffice/24.8.0.3$MacOSX_AARCH64 LibreOffice_project/0bdf1299c94fe897b119f97f3c613e9dca6be583</meta:generator>
    <meta:print-date>2024-12-27T04:34:45.265284830</meta:print-date>
    <meta:document-statistic meta:table-count="0" meta:image-count="0" meta:object-count="0" meta:page-count="1" meta:paragraph-count="4" meta:word-count="1776" meta:character-count="11010" meta:non-whitespace-character-count="9176"/>
  </office:meta>
</office:document-meta>
</file>